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957ff" officeooo:paragraph-rsid="002957ff"/>
    </style:style>
    <style:style style:name="P8" style:family="paragraph" style:parent-style-name="Text_20_body">
      <style:text-properties officeooo:rsid="002ad322" officeooo:paragraph-rsid="002ad322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 officeooo:rsid="002f1fa6" officeooo:paragraph-rsid="002eb82d"/>
    </style:style>
    <style:style style:name="P10" style:family="paragraph" style:parent-style-name="Frame_20_contents">
      <style:text-properties officeooo:paragraph-rsid="002eb82d"/>
    </style:style>
    <style:style style:name="P11" style:family="paragraph" style:parent-style-name="Text_20_body">
      <style:text-properties officeooo:rsid="002eb82d" officeooo:paragraph-rsid="002eb82d"/>
    </style:style>
    <style:style style:name="P12" style:family="paragraph" style:parent-style-name="Frame_20_contents">
      <style:paragraph-properties fo:margin-top="0in" fo:margin-bottom="0in" style:contextual-spacing="false"/>
      <style:text-properties fo:color="#808080" loext:opacity="100%" officeooo:rsid="002f1fa6" officeooo:paragraph-rsid="002f02ce"/>
    </style:style>
    <style:style style:name="P13" style:family="paragraph" style:parent-style-name="Frame_20_contents">
      <style:text-properties officeooo:paragraph-rsid="002f02ce"/>
    </style:style>
    <style:style style:name="P14" style:family="paragraph" style:parent-style-name="Heading_20_2">
      <style:paragraph-properties fo:break-before="page"/>
      <style:text-properties officeooo:rsid="002eb82d" officeooo:paragraph-rsid="002eb82d"/>
    </style:style>
    <style:style style:name="P15" style:family="paragraph" style:parent-style-name="Heading_20_3">
      <style:text-properties officeooo:rsid="0028298d" officeooo:paragraph-rsid="0028298d"/>
    </style:style>
    <style:style style:name="P16" style:family="paragraph" style:parent-style-name="Heading_20_3">
      <style:paragraph-properties fo:break-before="page"/>
      <style:text-properties officeooo:rsid="0028298d" officeooo:paragraph-rsid="0028298d"/>
    </style:style>
    <style:style style:name="P17" style:family="paragraph" style:parent-style-name="Heading_20_3">
      <style:text-properties officeooo:rsid="002ad322" officeooo:paragraph-rsid="002ad322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2957ff" officeooo:paragraph-rsid="002ad322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2957ff" officeooo:paragraph-rsid="002d23f0"/>
    </style:style>
    <style:style style:name="P22" style:family="paragraph" style:parent-style-name="Text_20_body">
      <style:text-properties officeooo:rsid="0024fa33" officeooo:paragraph-rsid="0024fa33"/>
    </style:style>
    <style:style style:name="P23" style:family="paragraph" style:parent-style-name="Text_20_body">
      <style:text-properties fo:font-weight="normal" style:font-weight-asian="normal" style:font-weight-complex="normal"/>
    </style:style>
    <style:style style:name="P24" style:family="paragraph" style:parent-style-name="Text_20_body">
      <style:text-properties officeooo:rsid="002eb82d" officeooo:paragraph-rsid="002f02ce"/>
    </style:style>
    <style:style style:name="P25" style:family="paragraph" style:parent-style-name="Text_20_body">
      <style:text-properties officeooo:rsid="0028298d" officeooo:paragraph-rsid="002f02ce"/>
    </style:style>
    <style:style style:name="P26" style:family="paragraph" style:parent-style-name="Text_20_body">
      <style:text-properties officeooo:paragraph-rsid="0028298d"/>
    </style:style>
    <style:style style:name="T1" style:family="text">
      <style:text-properties officeooo:rsid="00036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f1fa6" style:font-weight-asian="normal" style:font-weight-complex="normal"/>
    </style:style>
    <style:style style:name="T5" style:family="text">
      <style:text-properties officeooo:rsid="0028298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eb82d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eb82d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20" style:family="text">
      <style:text-properties fo:font-style="normal" officeooo:rsid="002957ff" style:font-style-asian="normal" style:font-style-complex="normal"/>
    </style:style>
    <style:style style:name="T21" style:family="text">
      <style:text-properties officeooo:rsid="002eb82d"/>
    </style:style>
    <style:style style:name="T22" style:family="text">
      <style:text-properties officeooo:rsid="002f1fa6"/>
    </style:style>
    <style:style style:name="T23" style:family="text">
      <style:text-properties officeooo:rsid="002f02c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Build</text:h>
      <text:p text:style-name="P22"><text:span text:style-name="T21">Build</text:span> CI job operates by <text:span text:style-name="T21">building</text:span> <text:span text:style-name="T5">the project’s </text:span><text:span text:style-name="T21">products for all targets using its cross-compilation capabilities</text:span>.<text:span text:style-name="T5"> </text:span><text:span text:style-name="T23">The output is a production-ready version usually having debugging symbols stripped off and is highly optimized.</text:span></text:p>
      <text:p text:style-name="P22">As the distribution ecosystem are moving towards server containerization and ease-of-use cases, <text:span text:style-name="T2">it’s always advisable to produce a single binary executable and refrain from requesting your customers to sort out your product’s dependencies</text:span>. It’s your job, not theirs.</text:p>
      <text:p text:style-name="P22"/>
      <text:h text:style-name="P15" text:outline-level="3">Operating Mechanism</text:h>
      <text:p text:style-name="P26"><text:span text:style-name="T5">This CI Job executes in </text:span><text:span text:style-name="T21">parallel whenever available; in series </text:span><text:span text:style-name="T23">as fallback</text:span><text:span text:style-name="T21">.</text:span></text:p>
      <text:p text:style-name="P26"/>
      <text:p text:style-name="P24">The output directory for this CI Job is housed in:</text:p>
      <text:p text:style-name="P12"># Executables <text:span text:style-name="T21">&amp; Libraries</text:span></text:p>
      <text:p text:style-name="P13"><text:span text:style-name="T22">$</text:span>{PROJECT_PATH_ROOT}/<text:span text:style-name="T22">$</text:span>{PROJECT_PATH_<text:span text:style-name="T21">BUILD</text:span>}/</text:p>
      <text:p text:style-name="P12"># Documents</text:p>
      <text:p text:style-name="P13"><text:span text:style-name="T4">$</text:span><text:span text:style-name="T3">{PROJECT_PATH_ROOT}/</text:span><text:span text:style-name="T4">$</text:span><text:span text:style-name="T3">{PROJECT_PATH_DOCS}/</text:span></text:p>
      <text:p text:style-name="P25"/>
      <text:h text:style-name="P16" text:outline-level="3">Customization</text:h>
      <text:p text:style-name="P7">Setup CI job offers CI job recipe customization for both baseline (<text:span text:style-name="T6">$PROJECT_PATH_SOURCE</text:span>) and tech-specific (e.g. Go for <text:span text:style-name="T6">$PROJECT_GO</text:span>) sources. AutomataCI shall source their <text:span text:style-name="T6">.ci/</text:span><text:span text:style-name="T7">build</text:span><text:span text:style-name="T6">_unix-any.sh</text:span> and <text:span text:style-name="T6">.ci/</text:span><text:span text:style-name="T7">build</text:span><text:span text:style-name="T6">_windows-any.ps1</text:span> job recipes.</text:p>
      <text:p text:style-name="P7">The execution sequences are as follows:</text:p>
      <text:list xml:id="list3466976600" text:style-name="L1">
        <text:list-item>
          <text:p text:style-name="P19"><text:span text:style-name="T9">automataCI/ci.sh.ps1</text:span><text:span text:style-name="T14"> is being executed </text:span><text:span text:style-name="T15">by user.</text:span></text:p>
        </text:list-item>
        <text:list-item text:style-override="L2">
          <text:p text:style-name="P20"><text:span text:style-name="T9">automataCI/ci.sh.ps1</text:span><text:span text:style-name="T14"> kicks start </text:span><text:span text:style-name="T9">automataCI/ci.sh</text:span><text:span text:style-name="T8"> </text:span><text:span text:style-name="T14">or </text:span><text:span text:style-name="T9">automataCI/ci.ps1</text:span><text:span text:style-name="T18"> </text:span><text:bookmark-start text:name="__DdeLink__367_2360286470"/><text:span text:style-name="T15">(represented as “</text:span><text:span text:style-name="T9">automataCI/ci.</text:span><text:span text:style-name="T10">{</text:span><text:span text:style-name="T9">sh,ps1</text:span><text:span text:style-name="T10">}</text:span><text:span text:style-name="T15">”) </text:span><text:bookmark-end text:name="__DdeLink__367_2360286470"/><text:span text:style-name="T14">depending on host machine’s OS.</text:span></text:p>
        </text:list-item>
        <text:list-item text:style-override="L2">
          <text:p text:style-name="P21"><text:span text:style-name="T9">automataCI/ci.{sh,ps1}</text:span><text:span text:style-name="T14"> sources </text:span><text:span text:style-name="T9">common_unix-</text:span><text:span text:style-name="T12">any.sh</text:span><text:span text:style-name="T17"> or </text:span><text:span text:style-name="T12">common_</text:span><text:span text:style-name="T9">windows-any.ps1</text:span><text:span text:style-name="T14"> </text:span><text:span text:style-name="T15">(represented as “</text:span><text:span text:style-name="T9">common_{unix,windows}-any.{sh,ps1}</text:span><text:span text:style-name="T15">”) <text:s/></text:span><text:span text:style-name="T14">automataCI execution.</text:span></text:p>
        </text:list-item>
        <text:list-item text:style-override="L2">
          <text:p text:style-name="P20"><text:bookmark-start text:name="__DdeLink__369_2360286470"/><text:span text:style-name="T9">common_{unix,windows}-any.{sh,ps1}</text:span><text:bookmark-end text:name="__DdeLink__369_2360286470"/><text:span text:style-name="T14"> sources </text:span><text:span text:style-name="T15">(and implicitly execute)</text:span><text:span text:style-name="T14"> tech-specific customized CI job recipe's </text:span><text:bookmark-start text:name="__DdeLink__288_1146808578"/><text:bookmark-start text:name="__DdeLink__364_2360286470"/><text:span text:style-name="T9">$PROJECT_{TECH}/.ci/</text:span><text:span text:style-name="T13">build</text:span><text:span text:style-name="T9">_unix-</text:span><text:span text:style-name="T10">any.sh</text:span><text:bookmark-end text:name="__DdeLink__288_1146808578"/><text:span text:style-name="T15"> or </text:span><text:span text:style-name="T9">$PROJECT_{TECH}/.ci/</text:span><text:span text:style-name="T13">build</text:span><text:span text:style-name="T9">_</text:span><text:span text:style-name="T12">windows</text:span><text:span text:style-name="T9">-</text:span><text:span text:style-name="T10">any.</text:span><text:span text:style-name="T12">ps1</text:span><text:span text:style-name="T18">.</text:span><text:bookmark-end text:name="__DdeLink__364_2360286470"/></text:p>
        </text:list-item>
        <text:list-item>
          <text:p text:style-name="P18"><text:span text:style-name="T11">common_{unix,windows}-any.{sh,ps1}</text:span><text:span text:style-name="T16"> sources </text:span><text:span text:style-name="T15">(and implicitly execute)</text:span><text:span text:style-name="T16"> baseline customized CI job recipe's </text:span><text:bookmark-start text:name="__DdeLink__288_1146808578 Copy 1"/><text:span text:style-name="T11">$PROJE</text:span><text:span text:style-name="T12">CT_PATH_SOURCE</text:span><text:span text:style-name="T11">/.ci/</text:span><text:span text:style-name="T13">build</text:span><text:span text:style-name="T11">_unix-</text:span><text:span text:style-name="T10">any.sh</text:span><text:bookmark-end text:name="__DdeLink__288_1146808578 Copy 1"/><text:span text:style-name="T15"> or </text:span><text:span text:style-name="T11">$PROJECT_</text:span><text:span text:style-name="T12">PATH_SOURCE</text:span><text:span text:style-name="T11">/.ci/</text:span><text:span text:style-name="T13">build</text:span><text:span text:style-name="T11">_</text:span><text:span text:style-name="T12">windows</text:span><text:span text:style-name="T11">-</text:span><text:span text:style-name="T10">any.</text:span><text:span text:style-name="T12">ps1</text:span><text:span text:style-name="T19">.</text:span></text:p>
        </text:list-item>
      </text:list>
      <text:p text:style-name="P23"><text:span text:style-name="T20"/></text:p>
      <text:h text:style-name="P17" text:outline-level="3">Default Tech-Specific Recipes</text:h>
      <text:p text:style-name="P8">To ensure AutomataCI can provide warranted operating performances, AutomataCI provides its default tech-specific setup job recipes for reference or just a quick deployment. They are detailed in their sub-se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3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3M7S</meta:editing-duration>
    <meta:editing-cycles>34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9:27:24.018066250</dc:date>
    <dc:creator>Kean Ho Chew</dc:creator>
    <meta:document-statistic meta:table-count="0" meta:image-count="0" meta:object-count="0" meta:page-count="2" meta:paragraph-count="25" meta:word-count="262" meta:character-count="2226" meta:non-whitespace-character-count="1997"/>
    <meta:template xlink:type="simple" xlink:actuate="onRequest" xlink:title="Official Book" xlink:href="../../templates/Book.ott" meta:date="2023-11-17T20:33:17.245827505"/>
  </office:meta>
</office:document-meta>
</file>